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sans-serif-font" svg:font-family="medium-content-sans-serif-font, 'Lucida Grande', 'Lucida Sans Unicode', 'Lucida Sans', Genev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5fe" officeooo:paragraph-rsid="001375fe"/>
    </style:style>
    <style:style style:name="P2" style:family="paragraph" style:parent-style-name="Standard">
      <style:text-properties officeooo:rsid="0013f35b" officeooo:paragraph-rsid="0013f35b"/>
    </style:style>
    <style:style style:name="P3" style:family="paragraph" style:parent-style-name="Standard">
      <style:text-properties officeooo:rsid="00164c76" officeooo:paragraph-rsid="0017a510"/>
    </style:style>
    <style:style style:name="P4" style:family="paragraph" style:parent-style-name="Standard">
      <style:text-properties officeooo:rsid="0017a510" officeooo:paragraph-rsid="0017a510"/>
    </style:style>
    <style:style style:name="P5" style:family="paragraph" style:parent-style-name="Standard">
      <style:text-properties officeooo:rsid="00185088" officeooo:paragraph-rsid="00185088"/>
    </style:style>
    <style:style style:name="P6" style:family="paragraph" style:parent-style-name="Standard">
      <style:text-properties officeooo:rsid="00195000" officeooo:paragraph-rsid="00195000"/>
    </style:style>
    <style:style style:name="P7" style:family="paragraph" style:parent-style-name="Standard">
      <style:text-properties officeooo:paragraph-rsid="00195000"/>
    </style:style>
    <style:style style:name="P8" style:family="paragraph" style:parent-style-name="Standard">
      <style:text-properties officeooo:rsid="001a6615" officeooo:paragraph-rsid="001a6615"/>
    </style:style>
    <style:style style:name="P9" style:family="paragraph" style:parent-style-name="Standard">
      <style:text-properties officeooo:rsid="001a6db0" officeooo:paragraph-rsid="001a6db0"/>
    </style:style>
    <style:style style:name="T1" style:family="text">
      <style:text-properties officeooo:rsid="0017a510"/>
    </style:style>
    <style:style style:name="T2" style:family="text">
      <style:text-properties officeooo:rsid="00185088"/>
    </style:style>
    <style:style style:name="T3" style:family="text">
      <style:text-properties officeooo:rsid="00195000"/>
    </style:style>
    <style:style style:name="T4" style:family="text">
      <style:text-properties fo:font-variant="normal" fo:text-transform="none" style:font-name="medium-content-sans-serif-font" fo:font-style="normal" fo:font-weight="bold"/>
    </style:style>
    <style:style style:name="T5" style:family="text">
      <style:text-properties fo:font-variant="normal" fo:text-transform="none" style:font-name="medium-content-sans-serif-font" fo:font-style="normal" fo:font-weight="bold" style:font-weight-asian="bold" style:font-weight-complex="bold"/>
    </style:style>
    <style:style style:name="T6" style:family="text">
      <style:text-properties fo:font-variant="normal" fo:text-transform="none" style:font-name="medium-content-sans-serif-font" fo:font-style="normal" fo:font-weight="normal" style:font-weight-asian="normal" style:font-weight-complex="normal"/>
    </style:style>
    <style:style style:name="T7" style:family="text">
      <style:text-properties fo:font-variant="normal" fo:text-transform="none" style:font-name="medium-content-sans-serif-fon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style:font-name="medium-content-sans-serif-fon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officeooo:rsid="001a6615"/>
    </style:style>
    <style:style style:name="T10" style:family="text">
      <style:text-properties officeooo:rsid="001a6db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7a510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7a510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)<text:span text:style-name="T15">Functional Instantiation</text:span></text:p>
      <text:p text:style-name="P1">var Animal = function(species, name){</text:p>
      <text:p text:style-name="P1"><text:s text:c="2"/>var obj = {};</text:p>
      <text:p text:style-name="P1"><text:s text:c="2"/></text:p>
      <text:p text:style-name="P1"><text:s text:c="2"/>obj.species = species;</text:p>
      <text:p text:style-name="P1"><text:s text:c="2"/>obj.name = name;</text:p>
      <text:p text:style-name="P1"/>
      <text:p text:style-name="P1"><text:s text:c="2"/>obj.makeSound = function() {</text:p>
      <text:p text:style-name="P1"/>
      <text:p text:style-name="P1">}</text:p>
      <text:p text:style-name="P1"/>
      <text:p text:style-name="P1"><text:s text:c="2"/>obj.eat = function(){</text:p>
      <text:p text:style-name="P1"/>
      <text:p text:style-name="P1"/>
      <text:p text:style-name="P1">}</text:p>
      <text:p text:style-name="P1"/>
      <text:p text:style-name="P1"><text:s text:c="2"/>obj.sleep = function(){</text:p>
      <text:p text:style-name="P1"><text:s text:c="2"/></text:p>
      <text:p text:style-name="P1">}</text:p>
      <text:p text:style-name="P1"/>
      <text:p text:style-name="P1"><text:s text:c="2"/>return obj;</text:p>
      <text:p text:style-name="P1">}</text:p>
      <text:p text:style-name="P1"/>
      <text:p text:style-name="P1"/>
      <text:p text:style-name="P1">// implementation of functional instantiation</text:p>
      <text:p text:style-name="P1">var tiger = new Animal("tiger", "tigger");</text:p>
      <text:p text:style-name="P1">tiger.eat();</text:p>
      <text:p text:style-name="P1">tiger.makeSound();</text:p>
      <text:p text:style-name="P1"/>
      <text:p text:style-name="P1">2.)<text:span text:style-name="T15">Functinal-shared Instantiation</text:span></text:p>
      <text:p text:style-name="P1"><text:s/>var Animal = function(species, name){</text:p>
      <text:p text:style-name="P1"><text:s text:c="2"/>var obj = {};</text:p>
      <text:p text:style-name="P1"/>
      <text:p text:style-name="P1"><text:s text:c="3"/>obj.species = species;</text:p>
      <text:p text:style-name="P1"><text:s text:c="3"/>obj. name = name;</text:p>
      <text:p text:style-name="P1"/>
      <text:p text:style-name="P1"><text:s text:c="3"/>extend(obj, objMethods);</text:p>
      <text:p text:style-name="P1"/>
      <text:p text:style-name="P1"><text:s text:c="3"/>return obj;</text:p>
      <text:p text:style-name="P1"><text:s text:c="2"/></text:p>
      <text:p text:style-name="P1">}</text:p>
      <text:p text:style-name="P2">var extend = function(obj, methods){</text:p>
      <text:p text:style-name="P2">for(var key in methods){</text:p>
      <text:p text:style-name="P2"><text:s text:c="3"/>obj[key] = methods[key]</text:p>
      <text:p text:style-name="P2"><text:s text:c="4"/>}</text:p>
      <text:p text:style-name="P2">}</text:p>
      <text:p text:style-name="P2">var objMethods = {</text:p>
      <text:p text:style-name="P2"><text:s text:c="3"/>makeSound: function() {</text:p>
      <text:p text:style-name="P2"/>
      <text:p text:style-name="P2"><text:soft-page-break/>},</text:p>
      <text:p text:style-name="P2"/>
      <text:p text:style-name="P2">eat: function() {</text:p>
      <text:p text:style-name="P2"/>
      <text:p text:style-name="P2">},</text:p>
      <text:p text:style-name="P2"/>
      <text:p text:style-name="P2">sleep: function(){</text:p>
      <text:p text:style-name="P2"/>
      <text:p text:style-name="P2">}</text:p>
      <text:p text:style-name="P2">}</text:p>
      <text:p text:style-name="P2">// <text:span text:style-name="T1">implementation of functional shared instantiation</text:span></text:p>
      <text:p text:style-name="P4">var tiger = Animal(“tiger”, “tigger”);</text:p>
      <text:p text:style-name="P4">tiger.eat();</text:p>
      <text:p text:style-name="P4">tiger.makeSound();</text:p>
      <text:p text:style-name="P4"/>
      <text:p text:style-name="P3">3.) <text:span text:style-name="T14">Prototypal Instantiation:</text:span></text:p>
      <text:p text:style-name="P3"><text:s/><text:span text:style-name="T1">var Animal = function(species, name) {</text:span></text:p>
      <text:p text:style-name="P4"><text:s text:c="2"/>var obj = Object.create(objMethods);</text:p>
      <text:p text:style-name="P4"><text:s text:c="2"/></text:p>
      <text:p text:style-name="P4"><text:s text:c="2"/><text:span text:style-name="T2">obj.species = species;</text:span></text:p>
      <text:p text:style-name="P5"><text:s text:c="2"/>obj.name = name;</text:p>
      <text:p text:style-name="P5"/>
      <text:p text:style-name="P5"><text:s/>return obj;</text:p>
      <text:p text:style-name="P5"/>
      <text:p text:style-name="P4">}</text:p>
      <text:p text:style-name="P4"/>
      <text:p text:style-name="P5">var objMethods = {</text:p>
      <text:p text:style-name="P5"><text:s/>make.Sound: function() {</text:p>
      <text:p text:style-name="P5">},</text:p>
      <text:p text:style-name="P5">eat: function() {</text:p>
      <text:p text:style-name="P5"/>
      <text:p text:style-name="P5">},</text:p>
      <text:p text:style-name="P5"><text:s/>sleep: function () {</text:p>
      <text:p text:style-name="P5">}</text:p>
      <text:p text:style-name="P5">}</text:p>
      <text:p text:style-name="P5"/>
      <text:p text:style-name="P5">//implementation of prototypal instantiation</text:p>
      <text:p text:style-name="P5">var tiger = Animal(“tiger”, “tigger”);</text:p>
      <text:p text:style-name="P5">tiger.eat();</text:p>
      <text:p text:style-name="P5">tiger.makeSound();</text:p>
      <text:p text:style-name="P5"/>
      <text:p text:style-name="P7"><text:span text:style-name="T3">4.) </text:span><text:bookmark text:name="8fac"/><text:span text:style-name="T8">Pseudoclassical Instantiation</text:span></text:p>
      <text:p text:style-name="P6"><text:s/><text:span text:style-name="T9">var Animal = function(species, name) {</text:span></text:p>
      <text:p text:style-name="P6"><text:s/></text:p>
      <text:p text:style-name="P6"><text:s text:c="2"/><text:span text:style-name="T9">this.species = species;</text:span></text:p>
      <text:p text:style-name="P6"><text:s text:c="2"/><text:span text:style-name="T9">this.name = name;</text:span></text:p>
      <text:p text:style-name="P6"/>
      <text:p text:style-name="P8">}</text:p>
      <text:p text:style-name="P8">Animal.prototype.makeSound = function() {</text:p>
      <text:p text:style-name="P8"><text:soft-page-break/>},</text:p>
      <text:p text:style-name="P8">Animal.prototype.eat = function(){</text:p>
      <text:p text:style-name="P8"/>
      <text:p text:style-name="P8">},</text:p>
      <text:p text:style-name="P8"/>
      <text:p text:style-name="P8">Animal.prototype.sleep = function(){</text:p>
      <text:p text:style-name="P8"/>
      <text:p text:style-name="P8">}</text:p>
      <text:p text:style-name="P8">//implementaion of pseudoclassical instantiation</text:p>
      <text:p text:style-name="P8"><text:s/>var tiger = new Animal<text:span text:style-name="T10">(“tiger” ,”tigger”);</text:span></text:p>
      <text:p text:style-name="P9">tiger.eat();</text:p>
      <text:p text:style-name="P9">tiger.makeSound();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dium-content-sans-serif-font" svg:font-family="medium-content-sans-serif-font, 'Lucida Grande', 'Lucida Sans Unicode', 'Lucida Sans', Genev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2:15:52.824559021</meta:creation-date>
    <dc:date>2018-01-16T23:39:11.812168820</dc:date>
    <meta:editing-duration>PT10M5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81" meta:word-count="204" meta:character-count="1526" meta:non-whitespace-character-count="1334"/>
  </office:meta>
</office:document-meta>
</file>